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6a995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cion </text:p>
      <text:p text:style-name="P1">1:</text:p>
      <text:p text:style-name="P1">Frase inicial venderlo como culquier poerson investigadora pueede crar </text:p>
      <text:p text:style-name="P1">su red convuluacional sin ser experta asi cualquieer person contara con un modelo</text:p>
      <text:p text:style-name="P1">con excelente precision sin tomar semanas e incluso meses de prueba y error , ademas con altos</text:p>
      <text:p text:style-name="P1">gastos en computacon y contratando el personal califica do </text:p>
      <text:p text:style-name="P2"/>
      <text:p text:style-name="P1">2. PROBLEMA + DATOS IMPACTANTES (45 segundos)</text:p>
      <text:p text:style-name="P3"/>
      <text:p text:style-name="P1">"El principal problema que enfrentan los proyectos de Machine Learning es que la fase de optimización de modelos consume hasta el 80<text:span text:style-name="T1">% del tiempo total (Feurer &amp; Hutter, 2019). Además, se estima que la mayoría de los modelos entrenados manualmente pierden entre 20% y 40% de precisión potencial debido a configuraciones poco óptimas en los hiperparámetros.</text:span></text:p>
      <text:p text:style-name="P3"/>
      <text:p text:style-name="P1">Esto provoca proyectos más lentos, más costosos y menos eficientes, especialmente cuando se trabaja con GPU en la nube. Para enfrentar este problema, surgió la necesidad de un sistema que automatizara todo ese proceso."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7:33:28.061092704</meta:creation-date>
    <dc:date>2025-12-02T17:33:51.095808044</dc:date>
    <meta:editing-duration>PT23S</meta:editing-duration>
    <meta:editing-cycles>1</meta:editing-cycles>
    <meta:document-statistic meta:table-count="0" meta:image-count="0" meta:object-count="0" meta:page-count="1" meta:paragraph-count="9" meta:word-count="147" meta:character-count="937" meta:non-whitespace-character-count="796"/>
    <meta:generator>LibreOffice/7.4.7.2$Linux_X86_64 LibreOffice_project/40$Build-2</meta:generator>
  </office:meta>
</office:document-meta>
</file>